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Arial" officeooo:paragraph-rsid="000a990b"/>
    </style:style>
    <style:style style:name="P2" style:family="paragraph" style:parent-style-name="Standard">
      <style:paragraph-properties style:writing-mode="lr-tb"/>
      <style:text-properties style:font-name="Arial" fo:font-size="14pt" officeooo:rsid="000a990b" officeooo:paragraph-rsid="000a990b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Arial" fo:font-size="13.8000001907349pt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b7cde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f7e87"/>
    </style:style>
    <style:style style:name="P6" style:family="paragraph" style:parent-style-name="Standard">
      <style:paragraph-properties style:writing-mode="lr-tb"/>
      <style:text-properties fo:color="#2a6099" style:font-name="Arial" fo:font-size="12pt" officeooo:paragraph-rsid="000659ee" style:font-size-asian="12pt" style:font-size-complex="12pt"/>
    </style:style>
    <style:style style:name="P7" style:family="paragraph" style:parent-style-name="Standard">
      <style:paragraph-properties fo:text-align="center" style:justify-single-word="false" style:writing-mode="lr-tb"/>
      <style:text-properties fo:color="#2a6099" style:font-name="Arial" fo:font-size="12pt" officeooo:paragraph-rsid="000659ee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fo:color="#2a6099" style:font-name="Liberation Serif" fo:font-size="12pt" fo:font-weight="normal" officeooo:rsid="000b7cde" officeooo:paragraph-rsid="000b7cde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31a1a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75a53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31a1a" officeooo:paragraph-rsid="00131a1a"/>
    </style:style>
    <style:style style:name="T1" style:family="text">
      <style:text-properties fo:font-size="13.800000190734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990b" style:font-size-asian="14pt" style:font-size-complex="14pt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color="#2a6099" fo:font-size="12pt" officeooo:rsid="000b6fef" style:font-size-asian="12pt" style:font-size-complex="12pt"/>
    </style:style>
    <style:style style:name="T6" style:family="text">
      <style:text-properties fo:color="#2a6099" fo:font-size="12pt" officeooo:rsid="000b7cde" style:font-size-asian="12pt" style:font-size-complex="12pt"/>
    </style:style>
    <style:style style:name="T7" style:family="text">
      <style:text-properties fo:color="#2a6099" fo:font-size="12pt" officeooo:rsid="000cd702" style:font-size-asian="12pt" style:font-size-complex="12pt"/>
    </style:style>
    <style:style style:name="T8" style:family="text">
      <style:text-properties fo:color="#2a6099" fo:font-size="12pt" officeooo:rsid="000daccc" style:font-size-asian="12pt" style:font-size-complex="12pt"/>
    </style:style>
    <style:style style:name="T9" style:family="text">
      <style:text-properties fo:color="#2a6099" fo:font-size="12pt" officeooo:rsid="000f7e87" style:font-size-asian="12pt" style:font-size-complex="12pt"/>
    </style:style>
    <style:style style:name="T10" style:family="text">
      <style:text-properties fo:color="#2a6099" fo:font-size="12pt" officeooo:rsid="000f9a25" style:font-size-asian="12pt" style:font-size-complex="12pt"/>
    </style:style>
    <style:style style:name="T11" style:family="text">
      <style:text-properties fo:color="#2a6099" fo:font-size="12pt" officeooo:rsid="00126442" style:font-size-asian="12pt" style:font-size-complex="12pt"/>
    </style:style>
    <style:style style:name="T12" style:family="text">
      <style:text-properties fo:color="#2a6099" fo:font-size="12pt" officeooo:rsid="00131a1a" style:font-size-asian="12pt" style:font-size-complex="12pt"/>
    </style:style>
    <style:style style:name="T13" style:family="text">
      <style:text-properties fo:color="#2a6099" fo:font-size="12pt" officeooo:rsid="0014ba86" style:font-size-asian="12pt" style:font-size-complex="12pt"/>
    </style:style>
    <style:style style:name="T14" style:family="text">
      <style:text-properties fo:color="#2a6099" fo:font-size="12pt" officeooo:rsid="00175a53" style:font-size-asian="12pt" style:font-size-complex="12pt"/>
    </style:style>
    <style:style style:name="T15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a6099" fo:font-size="12pt" style:text-underline-style="solid" style:text-underline-width="auto" style:text-underline-color="font-color" officeooo:rsid="000daccc" style:font-size-asian="12pt" style:font-size-complex="12pt"/>
    </style:style>
    <style:style style:name="T17" style:family="text">
      <style:text-properties fo:color="#2a6099" style:font-name="Consolas" fo:font-size="12pt" fo:font-weight="normal" officeooo:rsid="000b7cde" fo:background-color="transparent" loext:char-shading-value="0" style:font-size-asian="12pt" style:font-size-complex="12pt"/>
    </style:style>
    <style:style style:name="T18" style:family="text">
      <style:text-properties fo:color="#2a6099" style:font-name="Consolas" fo:font-size="12pt" fo:font-weight="normal" officeooo:rsid="000f7e87" fo:background-color="transparent" loext:char-shading-value="0" style:font-size-asian="12pt" style:font-size-complex="12pt"/>
    </style:style>
    <style:style style:name="T19" style:family="text">
      <style:text-properties fo:color="#ff4000" fo:font-size="12pt" style:font-size-asian="12pt" style:font-size-complex="12pt"/>
    </style:style>
    <style:style style:name="T20" style:family="text">
      <style:text-properties officeooo:rsid="0014ba86"/>
    </style:style>
    <style:style style:name="T21" style:family="text">
      <style:text-properties officeooo:rsid="00175a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riante <text:span text:style-name="T20">B</text:span></text:p>
      <text:p text:style-name="P1"><text:span text:style-name="T3">G</text:span><text:span text:style-name="T2">enera un documento CSS que formatee el contenido del fichero HTML dado del siguiente modo</text:span></text:p>
      <text:p text:style-name="P9"><text:span text:style-name="T1"><text:line-break/></text:span><text:span text:style-name="T4">/* EN GENERAL:<text:tab/><text:tab/><text:tab/><text:tab/><text:tab/><text:tab/><text:tab/><text:tab/><text:tab/> [</text:span><text:span text:style-name="T15">1,5 PUNTOS]</text:span><text:span text:style-name="T4"><text:line-break/>El color del texto es </text:span><text:span text:style-name="T11">azul</text:span><text:span text:style-name="T4"> oscuro: R=</text:span><text:span text:style-name="T11">21</text:span><text:span text:style-name="T4"> G=</text:span><text:span text:style-name="T11">19</text:span><text:span text:style-name="T4"> B=</text:span><text:span text:style-name="T11">68</text:span><text:span text:style-name="T4"><text:line-break/>El color de fondo del texto es rojo clarito: R=252 G=240 B=240<text:line-break/>El tipo de letra es la secuencia: Georgia, Cambria, serif.<text:line-break/>El tamaño del texto 1</text:span><text:span text:style-name="T11">8</text:span><text:span text:style-name="T4"> pixeles.<text:line-break/>*/<text:line-break/>/* ENCABEZADO DE NIVEL 1:</text:span><text:span text:style-name="T15"> <text:tab/><text:tab/><text:tab/><text:tab/><text:tab/><text:tab/><text:tab/>[1,5 PUNTOS]</text:span><text:span text:style-name="T4"><text:line-break/>El color del texto es rojo oscuro: R=175 G=116 B=7<text:line-break/>El tipo de letra con la secuencia: Verdana, Calibri, sans-serif.<text:line-break/>El tamaño del texto 3</text:span><text:span text:style-name="T6">2</text:span><text:span text:style-name="T4"> pixeles.<text:line-break/>El texto alineación </text:span><text:span text:style-name="T6">izquierda.</text:span><text:span text:style-name="T4"><text:line-break/>*/<text:line-break/>/* ENCABEZADO DE NIVEL 2:</text:span><text:span text:style-name="T15"> <text:tab/><text:tab/><text:tab/><text:tab/><text:tab/><text:tab/><text:tab/>[1,5 PUNTOS]</text:span><text:span text:style-name="T4"><text:line-break/>El color del texto es </text:span><text:span text:style-name="T6">blue</text:span><text:span text:style-name="T4">: R=</text:span><text:span text:style-name="T12">119</text:span><text:span text:style-name="T4"> G=</text:span><text:span text:style-name="T12">80</text:span><text:span text:style-name="T4"> B=</text:span><text:span text:style-name="T12">80</text:span><text:span text:style-name="T4"><text:line-break/>El tipo de letra es la secuencia: Verdana, Calibri, sans-serif.<text:line-break/>El tamaño del texto </text:span><text:span text:style-name="T6">2</text:span><text:span text:style-name="T11">8</text:span><text:span text:style-name="T4"> pixeles.<text:line-break/>El texto alineación </text:span><text:span text:style-name="T6">izquierda.</text:span></text:p>
      <text:p text:style-name="P11"><text:span text:style-name="T6">C</text:span><text:span text:style-name="T4">olor sombra: text shadow: 3px 2px 4px;</text:span></text:p>
      <text:p text:style-name="P8">Espaciado: word-spacing: 80px</text:p>
      <text:p text:style-name="P4"><text:span text:style-name="T4"><text:line-break/></text:span><text:span text:style-name="T19">*/</text:span><text:span text:style-name="T4"><text:line-break/>/* LISTAS</text:span><text:span text:style-name="T15"> <text:tab/><text:tab/><text:tab/><text:tab/><text:tab/><text:tab/><text:tab/><text:tab/><text:tab/><text:tab/>[2 PUNTOS]</text:span><text:span text:style-name="T4"><text:line-break/>listas alineación </text:span><text:span text:style-name="T6">derecha</text:span><text:span text:style-name="T4">, sin viñeta, ancho </text:span><text:span text:style-name="T6">700</text:span><text:span text:style-name="T4"> pixeles, 0 de relleno o padding, </text:span><text:span text:style-name="T6">margin-left 940 pixeles. </text:span><text:span text:style-name="T4">Los elementos de la lista con color de fondo </text:span><text:span text:style-name="T13">rgb (190, 232, <text:s/>24)</text:span></text:p>
      <text:p text:style-name="P5"><text:span text:style-name="T4">, y texto </text:span><text:span text:style-name="T13">orange</text:span><text:span text:style-name="T8"> </text:span><text:span text:style-name="T4">y borde en </text:span><text:span text:style-name="T7">color </text:span><text:span text:style-name="T13">verde</text:span><text:span text:style-name="T4"><text:line-break/>*/<text:line-break/>/* CONTENEDORES O CAJAS<text:tab/></text:span><text:span text:style-name="T5">(hay </text:span><text:span text:style-name="T13">3</text:span><text:span text:style-name="T5"> imág</text:span><text:span text:style-name="T8">enes</text:span><text:span text:style-name="T5">)</text:span><text:span text:style-name="T4"><text:tab/><text:tab/><text:tab/><text:tab/> </text:span><text:span text:style-name="T15">[2 PUNTOS] <text:s text:c="6"/></text:span><text:span text:style-name="T8">El contenedor padre: </text:span><text:span text:style-name="T16">.juegos</text:span><text:span text:style-name="T8"> - declarar la propiedad display: flex</text:span></text:p>
      <text:p text:style-name="P5"><text:span text:style-name="T9">Elementos hijos: .juego – declarar la propiedad </text:span><text:span text:style-name="T18">justify-content: flex-start;</text:span></text:p>
      <text:p text:style-name="P5"><text:span text:style-name="T9">Aconsejable: para las imágenes declarar una altura común de 18 pixeles.</text:span><text:span text:style-name="T4"><text:line-break/></text:span></text:p>
      <text:p text:style-name="P10"><text:span text:style-name="T4">/* TABLAS <text:tab/><text:tab/><text:tab/><text:tab/><text:tab/><text:tab/><text:tab/><text:tab/><text:tab/><text:tab/></text:span><text:span text:style-name="T15">[1,5 PUNTOS]</text:span><text:span text:style-name="T4"><text:line-break/>Borde separado en color gris de 1 pixel y sólido<text:line-break/>El título con fondo </text:span><text:span text:style-name="T6">blue</text:span><text:span text:style-name="T14">: R=</text:span><text:span text:style-name="T12">119</text:span><text:span text:style-name="T14"> G=</text:span><text:span text:style-name="T12">80</text:span><text:span text:style-name="T14"> B=</text:span><text:span text:style-name="T12">80</text:span><text:span text:style-name="T9">, </text:span><text:span text:style-name="T4"><text:s/>letra R=236 G=65 B=65, tipografía Georgia, Cambria, serif, y grueso de la fuente </text:span><text:span text:style-name="T14">font-weight 300</text:span><text:span text:style-name="T4">, <text:line-break/>Cabecera con relleno y con color </text:span><text:span text:style-name="T14">azul RGB (R=4, G=36, B=38) </text:span><text:span text:style-name="T4"><text:s/>y fondo R=</text:span><text:span text:style-name="T14">51</text:span><text:span text:style-name="T4"> G=</text:span><text:span text:style-name="T10">2</text:span><text:span text:style-name="T14">07</text:span><text:span text:style-name="T4"> B=</text:span><text:span text:style-name="T10">2</text:span><text:span text:style-name="T14">10</text:span><text:span text:style-name="T4">, fuente Georgia, Cambria, serif y tamaño </text:span><text:span text:style-name="T9">3</text:span><text:span text:style-name="T4">8 </text:span><text:span text:style-name="T10">pixeles.</text:span><text:span text:style-name="T4"><text:line-break/>*/</text:span></text:p>
      <table:table table:name="Tabla1" table:style-name="Tabla1">
        <table:table-column table:style-name="Tabla1.A"/>
        <table:table-column table:style-name="Tabla1.B"/>
        <table:table-row table:style-name="TableLine1960183017056">
          <table:table-cell table:style-name="Tabla1.A1" table:number-columns-spanned="2" office:value-type="string">
            <text:p text:style-name="P7">RÚBRICA</text:p>
          </table:table-cell>
          <table:covered-table-cell/>
        </table:table-row>
        <table:table-row table:style-name="TableLine1960186545632">
          <table:table-cell table:style-name="Tabla1.A2" office:value-type="string">
            <text:p text:style-name="P6">EN GENERAL </text:p>
          </table:table-cell>
          <table:table-cell table:style-name="Tabla1.B2" office:value-type="string">
            <text:p text:style-name="P6"><text:s/>1,5 PUNTOS</text:p>
          </table:table-cell>
        </table:table-row>
        <table:table-row table:style-name="TableLine1960186553824">
          <table:table-cell table:style-name="Tabla1.A2" office:value-type="string">
            <text:p text:style-name="P6">ENCABEZADO DE NIVEL 1 </text:p>
          </table:table-cell>
          <table:table-cell table:style-name="Tabla1.B2" office:value-type="string">
            <text:p text:style-name="P6">1,5 PUNTOS</text:p>
          </table:table-cell>
        </table:table-row>
        <table:table-row table:style-name="TableLine1960186542048">
          <table:table-cell table:style-name="Tabla1.A2" office:value-type="string">
            <text:p text:style-name="P6">ENCABEZADO DE NIVEL 2 </text:p>
          </table:table-cell>
          <table:table-cell table:style-name="Tabla1.B2" office:value-type="string">
            <text:p text:style-name="P6">1,5 PUNTOS</text:p>
          </table:table-cell>
        </table:table-row>
        <table:table-row table:style-name="TableLine1960186545888">
          <table:table-cell table:style-name="Tabla1.A2" office:value-type="string">
            <text:p text:style-name="P6">LISTAS</text:p>
          </table:table-cell>
          <table:table-cell table:style-name="Tabla1.B2" office:value-type="string">
            <text:p text:style-name="P6">2 PUNTOS</text:p>
          </table:table-cell>
        </table:table-row>
        <table:table-row table:style-name="TableLine1960186544096">
          <table:table-cell table:style-name="Tabla1.A2" office:value-type="string">
            <text:p text:style-name="P6">CONTENEDORES O CAJAS + IMAGEN </text:p>
          </table:table-cell>
          <table:table-cell table:style-name="Tabla1.B2" office:value-type="string">
            <text:p text:style-name="P6">2 PUNTOS</text:p>
          </table:table-cell>
        </table:table-row>
        <table:table-row table:style-name="TableLine1960186550496">
          <table:table-cell table:style-name="Tabla1.A2" office:value-type="string">
            <text:p text:style-name="P6">TABLAS</text:p>
          </table:table-cell>
          <table:table-cell table:style-name="Tabla1.B2" office:value-type="string">
            <text:p text:style-name="P6">1,5 PUNTOS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7T21:48:59.885000000</meta:creation-date>
    <dc:date>2023-01-23T23:14:36.073000000</dc:date>
    <meta:editing-duration>PT1H46M13S</meta:editing-duration>
    <meta:editing-cycles>8</meta:editing-cycles>
    <meta:generator>LibreOffice/6.4.7.2$Windows_X86_64 LibreOffice_project/639b8ac485750d5696d7590a72ef1b496725cfb5</meta:generator>
    <meta:document-statistic meta:table-count="1" meta:image-count="0" meta:object-count="0" meta:page-count="2" meta:paragraph-count="23" meta:word-count="319" meta:character-count="1909" meta:non-whitespace-character-count="1547"/>
  </office:meta>
</office:document-meta>
</file>